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7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8" style:family="graphic" style:parent-style-name="standard">
      <style:graphic-properties draw:fill-color="#dddddd" draw:textarea-horizontal-align="justify" draw:textarea-vertical-align="top" draw:auto-grow-height="false" fo:min-height="2.29cm" fo:min-width="4.5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gr11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2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4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5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6" style:family="paragraph">
      <style:paragraph-properties fo:text-align="center"/>
    </style:style>
    <style:style style:name="P7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/>
    </style:style>
    <style:style style:name="T3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</text:span><text:span text:style-name="T1">docker </text:span><text:span text:style-name="T1">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1cm" svg:y="16.89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304cm">
          <text:p text:style-name="P1"><text:span text:style-name="T1">Docker container:</text:span></text:p>
          <text:p text:style-name="P1"><text:span text:style-name="T1">senzing/senzing-api-</text:span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</text:span><text:span text:style-name="T1">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.489cm" svg:height="1.816cm" svg:x="4.021cm" svg:y="17.337cm">
          <text:p text:style-name="P4"><text:span text:style-name="T2">databas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7" draw:layer="layout" svg:width="4.445cm" svg:height="0.762cm" svg:x="1.262cm" svg:y="5.478cm">
          <text:p text:style-name="P6"><text:span text:style-name="T3">mock-data-generto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4.445cm" svg:height="1.09cm" svg:x="1.632cm" svg:y="14.308cm">
          <text:p text:style-name="P6"><text:span text:style-name="T3">stream-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9" draw:text-style-name="P9" draw:layer="layout" svg:x1="5.318cm" svg:y1="2.778cm" svg:x2="5.318cm" svg:y2="5.445cm">
          <text:p/>
        </draw:line>
        <draw:line draw:style-name="gr9" draw:text-style-name="P9" draw:layer="layout" svg:x1="5.321cm" svg:y1="6.342cm" svg:x2="5.318cm" svg:y2="8.493cm">
          <text:p/>
        </draw:line>
        <draw:custom-shape draw:style-name="gr10" draw:text-style-name="P5" draw:layer="layout" svg:width="4.445cm" svg:height="0.762cm" svg:x="1.362cm" svg:y="8.643cm">
          <text:p text:style-name="P6"><text:span text:style-name="T3">“</text:span><text:span text:style-name="T3">queue”</text:span>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5.709cm" svg:y1="9.128cm" svg:x2="7.604cm" svg:y2="9.128cm">
          <text:p/>
        </draw:line>
        <draw:line draw:style-name="gr9" draw:text-style-name="P9" draw:layer="layout" svg:x1="5.319cm" svg:y1="9.442cm" svg:x2="5.318cm" svg:y2="14.208cm">
          <text:p/>
        </draw:line>
        <draw:line draw:style-name="gr9" draw:text-style-name="P9" draw:layer="layout" svg:x1="5.318cm" svg:y1="15.383cm" svg:x2="5.318cm" svg:y2="17.637cm">
          <text:p/>
        </draw:line>
        <draw:line draw:style-name="gr9" draw:text-style-name="P9" draw:layer="layout" svg:x1="5.318cm" svg:y1="19.08cm" svg:x2="5.318cm" svg:y2="21.701cm">
          <text:p/>
        </draw:line>
        <draw:custom-shape draw:style-name="gr12" draw:text-style-name="P7" draw:layer="layout" svg:width="3.81cm" svg:height="0.762cm" svg:x="7.904cm" svg:y="2.878cm">
          <text:p text:style-name="P6"><text:span text:style-name="T3">Senzing code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3.81cm" svg:height="0.762cm" svg:x="7.904cm" svg:y="3.894cm">
          <text:p text:style-name="P6"><text:span text:style-name="T3">Open source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445cm" svg:height="0.762cm" svg:x="1.254cm" svg:y="2.143cm">
          <text:p text:style-name="P6"><text:span text:style-name="T3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7" draw:layer="layout" svg:width="4.445cm" svg:height="0.762cm" svg:x="1.254cm" svg:y="21.708cm">
          <text:p text:style-name="P6"><text:span text:style-name="T3">senzing-api-serv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4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05-02T19:23:27.263888626</dc:date>
    <meta:editing-duration>PT51M58S</meta:editing-duration>
    <meta:editing-cycles>19</meta:editing-cycles>
    <meta:generator>LibreOffice/6.0.7.3$Linux_X86_64 LibreOffice_project/00m0$Build-3</meta:generator>
    <meta:document-statistic meta:object-count="25"/>
  </office:meta>
</office:document-meta>
</file>